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2eb60" officeooo:paragraph-rsid="0002eb60" fo:background-color="#ffffff" style:font-size-asian="16pt" style:font-size-complex="16pt"/>
    </style:style>
    <style:style style:name="P2" style:family="paragraph" style:parent-style-name="Standard">
      <style:text-properties fo:font-size="16pt" officeooo:rsid="0004c126" officeooo:paragraph-rsid="0002eb60" fo:background-color="#ffffff" style:font-size-asian="16pt" style:font-size-complex="16pt"/>
    </style:style>
    <style:style style:name="P3" style:family="paragraph" style:parent-style-name="Standard">
      <style:text-properties fo:font-size="16pt" officeooo:rsid="0004c126" officeooo:paragraph-rsid="0004c126" fo:background-color="#ffffff" style:font-size-asian="16pt" style:font-size-complex="16pt"/>
    </style:style>
    <style:style style:name="P4" style:family="paragraph" style:parent-style-name="Standard">
      <style:text-properties fo:font-size="16pt" officeooo:rsid="0005f502" officeooo:paragraph-rsid="0005f502" fo:background-color="#ffffff" style:font-size-asian="16pt" style:font-size-complex="16pt"/>
    </style:style>
    <style:style style:name="P5" style:family="paragraph" style:parent-style-name="Standard">
      <style:text-properties fo:color="#000000" style:font-name="Droid Sans Mono" fo:font-size="10.5pt" fo:font-weight="bold" officeooo:rsid="0005f502" officeooo:paragraph-rsid="0005f502" fo:background-color="#ffffff" style:font-size-asian="16pt" style:font-weight-asian="bold" style:font-size-complex="16pt" style:font-weight-complex="bold"/>
    </style:style>
    <style:style style:name="P6" style:family="paragraph" style:parent-style-name="Standard">
      <style:paragraph-properties style:line-height-at-least="0.503cm"/>
      <style:text-properties fo:color="#000000" style:font-name="Droid Sans Mono" fo:font-size="10.5pt" fo:font-weight="bold" fo:background-color="#ffffff" style:font-weight-asian="bold" style:font-weight-complex="bold"/>
    </style:style>
    <style:style style:name="P7" style:family="paragraph" style:parent-style-name="Standard">
      <style:paragraph-properties style:line-height-at-least="0.503cm"/>
      <style:text-properties fo:color="#000000" fo:font-weight="bold" fo:background-color="#ffffff" style:font-weight-asian="bold" style:font-weight-complex="bold"/>
    </style:style>
    <style:style style:name="P8" style:family="paragraph" style:parent-style-name="Standard">
      <style:text-properties fo:color="#000000" fo:font-size="16pt" fo:font-weight="normal" officeooo:rsid="0005f502" officeooo:paragraph-rsid="0005f502" fo:background-color="#ffffff" style:font-size-asian="16pt" style:font-weight-asian="normal" style:font-size-complex="16pt" style:font-weight-complex="normal"/>
    </style:style>
    <style:style style:name="T1" style:family="text">
      <style:text-properties officeooo:rsid="0004c126"/>
    </style:style>
    <style:style style:name="T2" style:family="text">
      <style:text-properties officeooo:rsid="0005f502"/>
    </style:style>
    <style:style style:name="T3" style:family="text">
      <style:text-properties fo:color="#808080"/>
    </style:style>
    <style:style style:name="T4" style:family="text">
      <style:text-properties fo:color="#808080" style:font-name="Droid Sans Mono" fo:font-size="10.5pt"/>
    </style:style>
    <style:style style:name="T5" style:family="text">
      <style:text-properties fo:color="#808080" style:font-name="Droid Sans Mono" fo:font-size="10.5pt" fo:font-weight="normal"/>
    </style:style>
    <style:style style:name="T6" style:family="text">
      <style:text-properties fo:color="#569cd6"/>
    </style:style>
    <style:style style:name="T7" style:family="text">
      <style:text-properties fo:color="#569cd6" style:font-name="Droid Sans Mono" fo:font-size="10.5pt"/>
    </style:style>
    <style:style style:name="T8" style:family="text">
      <style:text-properties fo:color="#569cd6" style:font-name="Droid Sans Mono" fo:font-size="10.5pt" fo:font-weight="normal"/>
    </style:style>
    <style:style style:name="T9" style:family="text">
      <style:text-properties fo:color="#9cdcfe"/>
    </style:style>
    <style:style style:name="T10" style:family="text">
      <style:text-properties fo:color="#9cdcfe" style:font-name="Droid Sans Mono" fo:font-size="10.5pt"/>
    </style:style>
    <style:style style:name="T11" style:family="text">
      <style:text-properties fo:color="#9cdcfe" style:font-name="Droid Sans Mono" fo:font-size="10.5pt" fo:font-weight="normal"/>
    </style:style>
    <style:style style:name="T12" style:family="text">
      <style:text-properties fo:color="#ce9178"/>
    </style:style>
    <style:style style:name="T13" style:family="text">
      <style:text-properties fo:color="#ce9178" style:font-name="Droid Sans Mono" fo:font-size="10.5pt"/>
    </style:style>
    <style:style style:name="T14" style:family="text">
      <style:text-properties fo:color="#ce9178" style:font-name="Droid Sans Mono" fo:font-size="10.5pt" fo:font-weight="normal"/>
    </style:style>
    <style:style style:name="T15" style:family="text">
      <style:text-properties fo:color="#ce9178" style:font-name-asian="Droid Sans Mono" style:font-size-asian="10.5pt"/>
    </style:style>
    <style:style style:name="T16" style:family="text">
      <style:text-properties fo:color="#ce9178" style:font-name-asian="Droid Sans Mono" style:font-size-asian="10.5pt" style:font-weight-asian="normal"/>
    </style:style>
    <style:style style:name="T17" style:family="text">
      <style:text-properties style:font-name="Droid Sans Mono" fo:font-size="10.5pt"/>
    </style:style>
    <style:style style:name="T18" style:family="text">
      <style:text-properties style:font-name="Droid Sans Mono" fo:font-size="10.5pt" fo:font-weight="normal"/>
    </style:style>
    <style:style style:name="T19" style:family="text">
      <style:text-properties style:font-name-asian="Droid Sans Mono" style:font-size-asian="10.5pt"/>
    </style:style>
    <style:style style:name="T20" style:family="text">
      <style:text-properties style:font-name-asian="Droid Sans Mono" style:font-size-asian="10.5pt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Url.py</text:span></text:p>
      <text:p text:style-name="P2">主路由:</text:p>
      <text:p text:style-name="P2">from Django.conf.urls import url,include</text:p>
      <text:p text:style-name="P2">from <text:s/>Django.contrib import admin</text:p>
      <text:p text:style-name="P2"/>
      <text:p text:style-name="P3">urlpatterns=[</text:p>
      <text:p text:style-name="P3">url(r”<text:span text:style-name="T2">^admin/</text:span>”,<text:span text:style-name="T2">admin.site.urls),</text:span></text:p>
      <text:p text:style-name="P4">url(r’^news/’,include(‘news.urls’)),</text:p>
      <text:p text:style-name="P4"><text:s/>url(r'^note/', include('note.urls'))</text:p>
      <text:p text:style-name="P3">]</text:p>
      <text:p text:style-name="P3">分路由:</text:p>
      <text:p text:style-name="P3">note/urls</text:p>
      <text:p text:style-name="P3">from django.conf.urls import url</text:p>
      <text:p text:style-name="P3">from . import views</text:p>
      <text:p text:style-name="P3"/>
      <text:p text:style-name="P3">urlpatterns = [</text:p>
      <text:p text:style-name="P3"><text:s text:c="4"/>#http://127.0.0.1:8000/note/ <text:s/>显示用户所有笔记页</text:p>
      <text:p text:style-name="P3"><text:s text:c="4"/>url(r'^$', views.list_view),</text:p>
      <text:p text:style-name="P3"><text:s text:c="4"/>#http://127.0.0.1:8000/note/index <text:s/>主页</text:p>
      <text:p text:style-name="P3"><text:s text:c="4"/>url(r'^index$', views.note_index),</text:p>
      <text:p text:style-name="P3"><text:s text:c="4"/>#http://127.0.0.1:8000/note/add</text:p>
      <text:p text:style-name="P3"><text:s text:c="4"/>url(r'^add$', views.add_view)</text:p>
      <text:p text:style-name="P3"/>
      <text:p text:style-name="P3"/>
      <text:p text:style-name="P4">设置setting.py</text:p>
      <text:p text:style-name="P4">DEBUG = True</text:p>
      <text:p text:style-name="P4">ALLOWED_HOSTS = []</text:p>
      <text:p text:style-name="P4">INSTALLED_APPS = [</text:p>
      <text:p text:style-name="P4"><text:s text:c="4"/>'django.contrib.admin',</text:p>
      <text:p text:style-name="P4"><text:s text:c="4"/>'django.contrib.auth',</text:p>
      <text:p text:style-name="P4"><text:s text:c="4"/>'django.contrib.contenttypes',</text:p>
      <text:p text:style-name="P4"><text:s text:c="4"/>'django.contrib.sessions',</text:p>
      <text:p text:style-name="P4"><text:s text:c="4"/>'django.contrib.messages',</text:p>
      <text:p text:style-name="P4"><text:s text:c="4"/>'django.contrib.staticfiles',</text:p>
      <text:p text:style-name="P4"><text:soft-page-break/><text:s text:c="4"/>'user',</text:p>
      <text:p text:style-name="P4"><text:s text:c="4"/>'note'</text:p>
      <text:p text:style-name="P4">]</text:p>
      <text:p text:style-name="P4">DATABASES = {</text:p>
      <text:p text:style-name="P4"><text:s text:c="4"/>'default': {</text:p>
      <text:p text:style-name="P4"><text:s text:c="8"/>'ENGINE': 'django.db.backends.mysql',</text:p>
      <text:p text:style-name="P4"><text:s text:c="8"/>'NAME': 'mynote',</text:p>
      <text:p text:style-name="P4"><text:s text:c="8"/>'USER': 'root',</text:p>
      <text:p text:style-name="P4"><text:s text:c="8"/>'PASSWORD': '123456',</text:p>
      <text:p text:style-name="P4"><text:s text:c="8"/>'HOST': '127.0.0.1',</text:p>
      <text:p text:style-name="P4"><text:s text:c="8"/>'PORT': '3306'</text:p>
      <text:p text:style-name="P4"><text:s text:c="4"/>}</text:p>
      <text:p text:style-name="P4">}</text:p>
      <text:p text:style-name="P4"/>
      <text:p text:style-name="P4"/>
      <text:p text:style-name="P4"/>
      <text:p text:style-name="P4">views视图 <text:s text:c="2"/>引用模块</text:p>
      <text:p text:style-name="P4">from django.http import HttpResponse, HttpResponseRedirect</text:p>
      <text:p text:style-name="P4">from django.shortcuts import render</text:p>
      <text:p text:style-name="P4">from .models import Note</text:p>
      <text:p text:style-name="P4">from user.models import User</text:p>
      <text:p text:style-name="P4"/>
      <text:p text:style-name="P4"/>
      <text:p text:style-name="P4">def note_index(request):</text:p>
      <text:p text:style-name="P4"><text:s text:c="4"/>return render(request, 'note/index.html', locals())</text:p>
      <text:p text:style-name="P4">重点</text:p>
      <text:p text:style-name="P4"><text:s/>if 'username' not in request.session:</text:p>
      <text:p text:style-name="P4"><text:s text:c="12"/>if 'username' not in request.COOKIES:</text:p>
      <text:p text:style-name="P4"><text:s text:c="16"/>return HttpResponseRedirect('/user/login')</text:p>
      <text:p text:style-name="P4">重点</text:p>
      <text:p text:style-name="P4">if request.method == 'GET':</text:p>
      <text:p text:style-name="P4"><text:s text:c="8"/>return render(request, 'note/add_note.html')</text:p>
      <text:p text:style-name="P4"><text:s text:c="4"/>elif request.method == 'POST':</text:p>
      <text:p text:style-name="P4"><text:soft-page-break/><text:s text:c="8"/>#处理提交数据</text:p>
      <text:p text:style-name="P4"><text:s text:c="8"/>title = request.POST.get('title')</text:p>
      <text:p text:style-name="P4"><text:s text:c="8"/>content = request.POST.get('content')</text:p>
      <text:p text:style-name="P4"><text:s text:c="8"/>#存数据</text:p>
      <text:p text:style-name="P4"><text:s text:c="8"/>username = request.session.get('username')</text:p>
      <text:p text:style-name="P4"><text:s text:c="8"/>user = User.objects.get(username=username)</text:p>
      <text:p text:style-name="P4"><text:s text:c="8"/>note = Note(user=user)</text:p>
      <text:p text:style-name="P4"><text:s text:c="8"/>note.title = title</text:p>
      <text:p text:style-name="P4"><text:s text:c="8"/>note.content = content</text:p>
      <text:p text:style-name="P4"><text:s text:c="8"/>note.save()</text:p>
      <text:p text:style-name="P4"><text:s text:c="8"/>return HttpResponseRedirect('/note/')</text:p>
      <text:p text:style-name="P4"/>
      <text:p text:style-name="P4">模板:</text:p>
      <text:p text:style-name="P4">templates:</text:p>
      <text:p text:style-name="P5">&lt;!DOCTYPE html&gt;</text:p>
      <text:p text:style-name="P6">&lt;html lang="en"&gt;</text:p>
      <text:p text:style-name="P6">&lt;head&gt;</text:p>
      <text:p text:style-name="P7">    <text:span text:style-name="T17">&lt;meta charset="UTF-8"&gt;</text:span></text:p>
      <text:p text:style-name="P7">    <text:span text:style-name="T17">&lt;title&gt;</text:span><text:span text:style-name="T19">添加笔记</text:span><text:span text:style-name="T17">&lt;/title&gt;</text:span></text:p>
      <text:p text:style-name="P6">&lt;/head&gt;</text:p>
      <text:p text:style-name="P6">&lt;body&gt;</text:p>
      <text:p text:style-name="P6">&lt;form action="/note/add" method="post"&gt;</text:p>
      <text:p text:style-name="P7">    <text:span text:style-name="T17">&lt;p&gt;</text:span></text:p>
      <text:p text:style-name="P7">        <text:span text:style-name="T19">标题</text:span><text:span text:style-name="T17">: &lt;input type="text" name="title"&gt;</text:span></text:p>
      <text:p text:style-name="P7">        <text:span text:style-name="T17">&lt;input type="submit" value="</text:span><text:span text:style-name="T19">保存</text:span><text:span text:style-name="T17">"&gt;</text:span></text:p>
      <text:p text:style-name="P7">    <text:span text:style-name="T17">&lt;/p&gt;</text:span></text:p>
      <text:p text:style-name="P7">    <text:span text:style-name="T17">&lt;p&gt;</text:span></text:p>
      <text:p text:style-name="P7">        <text:span text:style-name="T17">&lt;textarea name="content" cols="30" rows="10"&gt;&lt;/textarea&gt;</text:span></text:p>
      <text:p text:style-name="P7"/>
      <text:p text:style-name="P7">    <text:span text:style-name="T17">&lt;/p&gt;</text:span></text:p>
      <text:p text:style-name="P6">&lt;/form&gt;</text:p>
      <text:p text:style-name="P6">&lt;/body&gt;</text:p>
      <text:p text:style-name="P6">&lt;/html&gt;</text:p>
      <text:p text:style-name="P6"/>
      <text:p text:style-name="P8">装饰器</text:p>
      <text:p text:style-name="P8">def check_logging(fn):</text:p>
      <text:p text:style-name="P8"><text:s text:c="4"/>def wrap(request, *args, **kwargs):</text:p>
      <text:p text:style-name="P8"><text:s text:c="8"/>#检查用户是否登录</text:p>
      <text:p text:style-name="P8"><text:soft-page-break/><text:s text:c="8"/>#1, 先检查session</text:p>
      <text:p text:style-name="P8"><text:s text:c="8"/>if 'username' not in request.session:</text:p>
      <text:p text:style-name="P8"><text:s text:c="12"/>if 'username' not in request.COOKIES:</text:p>
      <text:p text:style-name="P8"><text:s text:c="16"/>return HttpResponseRedirect('/user/login')</text:p>
      <text:p text:style-name="P8"><text:s text:c="12"/>else:</text:p>
      <text:p text:style-name="P8"><text:s text:c="16"/>#赋值回session</text:p>
      <text:p text:style-name="P8"><text:s text:c="16"/>request.session['username'] = request.COOKIES['username']</text:p>
      <text:p text:style-name="P8"/>
      <text:p text:style-name="P8"><text:s text:c="8"/>return fn(request, *args, **kwargs)</text:p>
      <text:p text:style-name="P8"><text:s text:c="4"/>return wrap</text:p>
      <text:p text:style-name="P8"/>
      <text:p text:style-name="P8">静态文件</text:p>
      <text:p text:style-name="P8">STATIC_URL = '/static/'</text:p>
      <text:p text:style-name="P8">STATICFILES_DIRS = (os.path.join(BASE_DIR, 'static'),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9:09:50.263237383</meta:creation-date>
    <dc:date>2019-10-22T19:54:56.664396692</dc:date>
    <meta:editing-duration>PT2M35S</meta:editing-duration>
    <meta:editing-cycles>1</meta:editing-cycles>
    <meta:document-statistic meta:table-count="0" meta:image-count="0" meta:object-count="0" meta:page-count="4" meta:paragraph-count="105" meta:word-count="293" meta:character-count="2697" meta:non-whitespace-character-count="2162"/>
    <meta:generator>LibreOffice/6.0.7.3$Linux_X86_64 LibreOffice_project/00m0$Build-3</meta:generator>
  </office:meta>
</office:document-meta>
</file>